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129d" officeooo:paragraph-rsid="0006129d"/>
    </style:style>
    <style:style style:name="P2" style:family="paragraph" style:parent-style-name="Standard">
      <style:paragraph-properties fo:text-align="start" style:justify-single-word="false"/>
      <style:text-properties officeooo:rsid="0006129d" officeooo:paragraph-rsid="0006129d"/>
    </style:style>
    <style:style style:name="P3" style:family="paragraph" style:parent-style-name="Standard">
      <style:text-properties officeooo:rsid="0006129d" officeooo:paragraph-rsid="0006129d"/>
    </style:style>
    <style:style style:name="P4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style:font-name="Consolas" fo:font-size="10.5pt" fo:font-weight="normal" fo:background-color="transparent"/>
    </style:style>
    <style:style style:name="P5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style:font-name="Consolas" fo:font-size="10.5pt" fo:font-weight="normal" officeooo:paragraph-rsid="000c5b34" fo:background-color="transparent"/>
    </style:style>
    <style:style style:name="P6" style:family="paragraph" style:parent-style-name="Standard">
      <loext:graphic-properties draw:fill="solid" draw:fill-color="#000000"/>
      <style:paragraph-properties fo:background-color="#000000"/>
      <style:text-properties fo:color="#e1e1e6" style:font-name="Consolas" fo:font-size="10.5pt" fo:font-weight="normal" officeooo:rsid="000912fd" officeooo:paragraph-rsid="000912fd" fo:background-color="transparent"/>
    </style:style>
    <style:style style:name="P7" style:family="paragraph" style:parent-style-name="Standard">
      <loext:graphic-properties draw:fill="solid" draw:fill-color="#000000"/>
      <style:paragraph-properties fo:background-color="#000000"/>
      <style:text-properties fo:color="#e1e1e6" style:font-name="Consolas" fo:font-size="10.5pt" fo:font-weight="normal" officeooo:rsid="000c5b34" officeooo:paragraph-rsid="000c5b34" fo:background-color="transparent"/>
    </style:style>
    <style:style style:name="P8" style:family="paragraph" style:parent-style-name="Standard">
      <loext:graphic-properties draw:fill="solid" draw:fill-color="#000000"/>
      <style:paragraph-properties fo:background-color="#000000"/>
      <style:text-properties fo:color="#e1e1e6" style:font-name="Consolas" fo:font-size="10.5pt" fo:font-weight="normal" officeooo:rsid="0010d152" officeooo:paragraph-rsid="0010d152" fo:background-color="transparent"/>
    </style:style>
    <style:style style:name="P9" style:family="paragraph" style:parent-style-name="Standard">
      <loext:graphic-properties draw:fill="solid" draw:fill-color="#000000"/>
      <style:paragraph-properties fo:background-color="#000000"/>
      <style:text-properties fo:color="#e1e1e6" officeooo:paragraph-rsid="0006129d" fo:background-color="transparent"/>
    </style:style>
    <style:style style:name="P10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fo:background-color="transparent"/>
    </style:style>
    <style:style style:name="P11" style:family="paragraph" style:parent-style-name="Standard">
      <style:text-properties officeooo:rsid="000912fd" officeooo:paragraph-rsid="000912fd"/>
    </style:style>
    <style:style style:name="P12" style:family="paragraph" style:parent-style-name="Standard">
      <loext:graphic-properties draw:fill="solid" draw:fill-color="#000000"/>
      <style:paragraph-properties style:line-height-at-least="0.503cm" fo:background-color="#000000"/>
      <style:text-properties fo:background-color="transparent"/>
    </style:style>
    <style:style style:name="P13" style:family="paragraph" style:parent-style-name="Standard">
      <style:text-properties officeooo:rsid="000a50ef" officeooo:paragraph-rsid="000a50ef"/>
    </style:style>
    <style:style style:name="P14" style:family="paragraph" style:parent-style-name="Standard">
      <loext:graphic-properties draw:fill="solid" draw:fill-color="#000000"/>
      <style:paragraph-properties fo:background-color="#000000"/>
      <style:text-properties officeooo:paragraph-rsid="000a50ef"/>
    </style:style>
    <style:style style:name="P15" style:family="paragraph" style:parent-style-name="Standard">
      <style:text-properties officeooo:rsid="000b48f6" officeooo:paragraph-rsid="000b48f6"/>
    </style:style>
    <style:style style:name="P16" style:family="paragraph" style:parent-style-name="Standard">
      <style:text-properties officeooo:rsid="000c5b34" officeooo:paragraph-rsid="000c5b34"/>
    </style:style>
    <style:style style:name="P17" style:family="paragraph" style:parent-style-name="Standard">
      <style:text-properties officeooo:rsid="00103c39" officeooo:paragraph-rsid="00103c39"/>
    </style:style>
    <style:style style:name="P18" style:family="paragraph" style:parent-style-name="Standard">
      <style:text-properties officeooo:rsid="0010d152" officeooo:paragraph-rsid="0010d152"/>
    </style:style>
    <style:style style:name="P19" style:family="paragraph" style:parent-style-name="Standard">
      <style:paragraph-properties fo:break-before="page"/>
      <style:text-properties officeooo:rsid="000912fd" officeooo:paragraph-rsid="000912fd"/>
    </style:style>
    <style:style style:name="T1" style:family="text">
      <style:text-properties fo:color="#ff79c6"/>
    </style:style>
    <style:style style:name="T2" style:family="text">
      <style:text-properties fo:color="#ff79c6" style:font-name="Consolas" fo:font-size="10.5pt" fo:font-weight="normal"/>
    </style:style>
    <style:style style:name="T3" style:family="text">
      <style:text-properties fo:color="#ff79c6" style:font-name="Consolas" fo:font-size="10.5pt" fo:font-weight="normal" fo:background-color="transparent" loext:char-shading-value="0"/>
    </style:style>
    <style:style style:name="T4" style:family="text">
      <style:text-properties fo:color="#ff79c6" style:font-name="Consolas" fo:font-size="10.5pt" fo:font-weight="bold"/>
    </style:style>
    <style:style style:name="T5" style:family="text">
      <style:text-properties fo:color="#e1e1e6"/>
    </style:style>
    <style:style style:name="T6" style:family="text">
      <style:text-properties fo:color="#e1e1e6" style:font-name="Consolas" fo:font-size="10.5pt" fo:font-weight="normal"/>
    </style:style>
    <style:style style:name="T7" style:family="text">
      <style:text-properties fo:color="#e1e1e6" style:font-name="Consolas" fo:font-size="10.5pt" fo:font-weight="normal" fo:background-color="transparent" loext:char-shading-value="0"/>
    </style:style>
    <style:style style:name="T8" style:family="text">
      <style:text-properties fo:color="#67e480"/>
    </style:style>
    <style:style style:name="T9" style:family="text">
      <style:text-properties fo:color="#67e480" style:font-name="Consolas" fo:font-size="10.5pt" fo:font-weight="normal"/>
    </style:style>
    <style:style style:name="T10" style:family="text">
      <style:text-properties fo:color="#988bc7" style:font-name="Consolas" fo:font-size="10.5pt" fo:font-weight="normal"/>
    </style:style>
    <style:style style:name="T11" style:family="text">
      <style:text-properties fo:color="#988bc7" style:font-name="Consolas" fo:font-size="10.5pt" fo:font-weight="normal" fo:background-color="transparent" loext:char-shading-value="0"/>
    </style:style>
    <style:style style:name="T12" style:family="text">
      <style:text-properties fo:color="#988bc7" style:font-name="Consolas" fo:font-size="10.5pt" fo:font-style="italic" fo:font-weight="normal"/>
    </style:style>
    <style:style style:name="T13" style:family="text">
      <style:text-properties fo:color="#e89e64" style:font-name="Consolas" fo:font-size="10.5pt" fo:font-style="italic" fo:font-weight="normal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e7de79" style:font-name="Consolas" fo:font-size="10.5pt" fo:font-weight="normal"/>
    </style:style>
    <style:style style:name="T16" style:family="text">
      <style:text-properties fo:color="#78d1e1" style:font-name="Consolas" fo:font-size="10.5pt" fo:font-weight="normal"/>
    </style:style>
    <style:style style:name="T17" style:family="text">
      <style:text-properties officeooo:rsid="0007e0e8"/>
    </style:style>
    <style:style style:name="T18" style:family="text">
      <style:text-properties officeooo:rsid="000912fd"/>
    </style:style>
    <style:style style:name="T19" style:family="text">
      <style:text-properties officeooo:rsid="000a50ef"/>
    </style:style>
    <style:style style:name="T20" style:family="text">
      <style:text-properties fo:color="#7159c1" style:font-name="Consolas" fo:font-size="10.5pt" fo:font-weight="normal" fo:background-color="transparent" loext:char-shading-value="0"/>
    </style:style>
    <style:style style:name="T21" style:family="text">
      <style:text-properties officeooo:rsid="000ade00"/>
    </style:style>
    <style:style style:name="T22" style:family="text">
      <style:text-properties officeooo:rsid="000e5734"/>
    </style:style>
    <style:style style:name="T23" style:family="text">
      <style:text-properties officeooo:rsid="000ea0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ync/Await</text:p>
      <text:p text:style-name="P2">O async e await são utilizados em funções assíncronas.</text:p>
      <text:p text:style-name="P3">No JavaScript puro utilizamos promise, dessa maneira:</text:p>
      <text:p text:style-name="P9"><text:span text:style-name="T2">const</text:span><text:span text:style-name="T14"> </text:span><text:span text:style-name="T9">minhaPromise</text:span><text:span text:style-name="T14"> </text:span><text:span text:style-name="T2">=</text:span><text:span text:style-name="T14"> () </text:span><text:span text:style-name="T2">=&gt;</text:span><text:span text:style-name="T14"> </text:span><text:span text:style-name="T4">new</text:span><text:span text:style-name="T14"> </text:span><text:span text:style-name="T12">Promise</text:span><text:span text:style-name="T14">((</text:span><text:span text:style-name="T13">resolve</text:span><text:span text:style-name="T14">,</text:span><text:span text:style-name="T13">reject</text:span><text:span text:style-name="T14">) </text:span><text:span text:style-name="T2">=&gt;</text:span><text:span text:style-name="T14"> </text:span><text:span text:style-name="T10">setTimeout</text:span><text:span text:style-name="T14">(() </text:span><text:span text:style-name="T2">=&gt;</text:span><text:span text:style-name="T14"> { </text:span><text:span text:style-name="T9">resolve</text:span><text:span text:style-name="T14">(</text:span><text:span text:style-name="T15">'ok'</text:span><text:span text:style-name="T14">)}, </text:span><text:span text:style-name="T16">2000</text:span><text:span text:style-name="T14">))</text:span></text:p>
      <text:p text:style-name="P3">Aqui temos a constante que recebe uma promise onde depois de dois segundos ela nos retorna um “<text:span text:style-name="T17">O</text:span><text:span text:style-name="T18">k”</text:span></text:p>
      <text:p text:style-name="P11">Para ela nos exibir algo fazemos:</text:p>
      <text:p text:style-name="P11"/>
      <text:p text:style-name="P4"><text:span text:style-name="T8">minhaPromise</text:span>()</text:p>
      <text:p text:style-name="P10">    <text:span text:style-name="T14">.</text:span><text:span text:style-name="T9">then</text:span><text:span text:style-name="T14">(</text:span><text:span text:style-name="T13">response</text:span><text:span text:style-name="T14"> </text:span><text:span text:style-name="T2">=&gt;</text:span><text:span text:style-name="T14"> {</text:span></text:p>
      <text:p text:style-name="P10">        <text:span text:style-name="T14">console.</text:span><text:span text:style-name="T9">log</text:span><text:span text:style-name="T14">(response)</text:span></text:p>
      <text:p text:style-name="P10">    <text:span text:style-name="T14">})</text:span></text:p>
      <text:p text:style-name="P12"/>
      <text:p text:style-name="P10">    <text:span text:style-name="T14">.</text:span><text:span text:style-name="T9">catch</text:span><text:span text:style-name="T14">(</text:span><text:span text:style-name="T13">err</text:span><text:span text:style-name="T14"> </text:span><text:span text:style-name="T2">=&gt;</text:span><text:span text:style-name="T14"> {</text:span></text:p>
      <text:p text:style-name="P10">        <text:span text:style-name="T14">console.</text:span><text:span text:style-name="T9">log</text:span><text:span text:style-name="T14">(err)</text:span></text:p>
      <text:p text:style-name="P12"><text:span text:style-name="T5">    </text:span><text:span text:style-name="T6">})</text:span></text:p>
      <text:p text:style-name="P11"/>
      <text:p text:style-name="P11">Para fazermos de uma forma menos verbosa, deixando o código mais limpo podemos utilizar o async/await:</text:p>
      <text:p text:style-name="P6"><text:span text:style-name="T1">async</text:span> <text:span text:style-name="T1">function</text:span> <text:span text:style-name="T8">exucutaPromise</text:span>() {</text:p>
      <text:p text:style-name="P10">   <text:span text:style-name="T2">const</text:span><text:span text:style-name="T14"> response </text:span><text:span text:style-name="T2">=</text:span><text:span text:style-name="T14"> </text:span><text:span text:style-name="T2">await</text:span><text:span text:style-name="T14"> </text:span><text:span text:style-name="T9">minhaPromise</text:span><text:span text:style-name="T14">()</text:span></text:p>
      <text:p text:style-name="P10">   </text:p>
      <text:p text:style-name="P10">   <text:span text:style-name="T14">console.</text:span><text:span text:style-name="T9">log</text:span><text:span text:style-name="T14">(response)</text:span></text:p>
      <text:p text:style-name="P4">}</text:p>
      <text:p text:style-name="P5"><text:span text:style-name="T8">exucutaPromise</text:span>()</text:p>
      <text:p text:style-name="P15">O await serve para avisar que enquanto aquela linha não executar não passe para próxima</text:p>
      <text:p text:style-name="P15">Para deixar esse código ainda main simples podemos apenas utilizar um console.log</text:p>
      <text:p text:style-name="P6"><text:span text:style-name="T1">async</text:span> <text:span text:style-name="T1">function</text:span> <text:span text:style-name="T8">exucutaPromise</text:span>() {</text:p>
      <text:p text:style-name="P10">    <text:span text:style-name="T14">console.</text:span><text:span text:style-name="T9">log</text:span><text:span text:style-name="T14">(</text:span><text:span text:style-name="T2">await</text:span><text:span text:style-name="T14"> </text:span><text:span text:style-name="T9">minhaPromise</text:span><text:span text:style-name="T14">())</text:span></text:p>
      <text:p text:style-name="P12"><text:span text:style-name="T6">}</text:span></text:p>
      <text:p text:style-name="P4"><text:span text:style-name="T8">exucutaPromise</text:span>()</text:p>
      <text:p text:style-name="P16"/>
      <text:p text:style-name="P16">Se fossemos utilizar JS puro sairia lago assim:</text:p>
      <text:p text:style-name="P7"><text:span text:style-name="T1">async</text:span> <text:span text:style-name="T1">function</text:span> <text:span text:style-name="T8">exucutaPromise</text:span>() {</text:p>
      <text:p text:style-name="P10">    <text:span text:style-name="T9">minhaPromise</text:span><text:span text:style-name="T14">().</text:span><text:span text:style-name="T9">then</text:span><text:span text:style-name="T14">(</text:span><text:span text:style-name="T13">response</text:span><text:span text:style-name="T14"> </text:span><text:span text:style-name="T2">=&gt;</text:span><text:span text:style-name="T14"> {</text:span></text:p>
      <text:p text:style-name="P10">        <text:span text:style-name="T14">console.</text:span><text:span text:style-name="T9">log</text:span><text:span text:style-name="T14">(response)</text:span></text:p>
      <text:p text:style-name="P10">    <text:span text:style-name="T14">})</text:span></text:p>
      <text:p text:style-name="P4">}</text:p>
      <text:p text:style-name="P16"><text:span text:style-name="T22">C</text:span>onseguimos aqui resumir 3 linhas de código em apenas uma utilizando o <text:span text:style-name="T23">async/</text:span>await</text:p>
      <text:p text:style-name="P17">Quando definimos uma função como async ela automaticamente vira uma promise, então conseguimos esperar pelo resultado da function, utilizando .then ou o await mas o awaite só pode ser utilizado dentro de uma função que tenha o async.</text:p>
      <text:p text:style-name="P17"/>
      <text:p text:style-name="P18">Uma coisa muito legal é que conseguimos utilizar o async await dentro de arrow functions desta forma:</text:p>
      <text:p text:style-name="P8"><text:span text:style-name="T1">const</text:span> <text:span text:style-name="T8">exucutaPromise</text:span> <text:span text:style-name="T1">=</text:span> <text:span text:style-name="T1">async</text:span>() <text:span text:style-name="T1">=&gt;</text:span>{</text:p>
      <text:p text:style-name="P10">    <text:span text:style-name="T14">console.</text:span><text:span text:style-name="T9">log</text:span><text:span text:style-name="T14">(</text:span><text:span text:style-name="T2">await</text:span><text:span text:style-name="T14"> </text:span><text:span text:style-name="T9">minhaPromise</text:span><text:span text:style-name="T14">())</text:span></text:p>
      <text:p text:style-name="P4">}</text:p>
      <text:p text:style-name="P18"/>
      <text:p text:style-name="P11"/>
      <text:p text:style-name="Standard"/>
      <text:p text:style-name="P19">Bibliotecas Usadas:</text:p>
      <text:p text:style-name="P11"><text:tab/>@babel/plugin-transform-async-to-generator </text:p>
      <text:p text:style-name="P11"><text:tab/>@babel/polyfill</text:p>
      <text:p text:style-name="P13">Para instalar as dependencias use:</text:p>
      <text:p text:style-name="P13"><text:tab/>yarn add <text:span text:style-name="T18">@babel/plugin-transform-async-to-generator @babel/polyfill -</text:span>D</text:p>
      <text:p text:style-name="P13">Depois que as dependencias foram instaladas modifique:</text:p>
      <text:p text:style-name="P13"><text:tab/>no webpack.config.js,transforme o entry em array e coloque o polyfill la dentro:</text:p>
      <text:p text:style-name="P14"><text:span text:style-name="T19"><text:tab/><text:tab/></text:span><text:span text:style-name="T7">entry</text:span><text:span text:style-name="T3">:</text:span><text:span text:style-name="T7"> [</text:span></text:p>
      <text:p text:style-name="P10"><text:tab/><text:tab/><text:tab/><text:span text:style-name="T15">'@babel/polyfill'</text:span><text:span text:style-name="T14">,</text:span></text:p>
      <text:p text:style-name="P10">        <text:tab/><text:tab/><text:tab/><text:span text:style-name="T15">'./src/main.js'</text:span><text:span text:style-name="T14">,</text:span></text:p>
      <text:p text:style-name="P10">        <text:tab/><text:tab/><text:span text:style-name="T14">],</text:span></text:p>
      <text:p text:style-name="P13"><text:tab/>E no .babelrc, adicione o @<text:span text:style-name="T18">babel/plugin-transform-async-to-generator,</text:span>desta forma:</text:p>
      <text:p text:style-name="P14"><text:span text:style-name="T18"><text:s/><text:tab/><text:tab/></text:span><text:span text:style-name="T20">"</text:span><text:span text:style-name="T11">plugins</text:span><text:span text:style-name="T20">"</text:span><text:span text:style-name="T3">:</text:span><text:span text:style-name="T7"> [</text:span></text:p>
      <text:p text:style-name="P10">        <text:tab/><text:tab/><text:tab/><text:span text:style-name="T15">"@babel/plugin-proposal-object-rest-spread"</text:span><text:span text:style-name="T14">,</text:span></text:p>
      <text:p text:style-name="P10">        <text:tab/><text:tab/><text:tab/><text:span text:style-name="T15">"@babel/plugin-transform-async-to-generator"</text:span></text:p>
      <text:p text:style-name="P10">        <text:tab/><text:tab/><text:span text:style-name="T14">]</text:span></text:p>
      <text:p text:style-name="P13">P<text:span text:style-name="T21">ó</text:span>s instalado, se você tiver rodando o yarn dev, pare e rode-o novamente, se não tiver inicie o yarn dev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2T15:47:54.053000000</meta:creation-date>
    <meta:generator>LibreOffice/6.4.3.2$Windows_X86_64 LibreOffice_project/747b5d0ebf89f41c860ec2a39efd7cb15b54f2d8</meta:generator>
    <dc:date>2020-08-22T16:36:30.532000000</dc:date>
    <meta:editing-duration>PT48M34S</meta:editing-duration>
    <meta:editing-cycles>11</meta:editing-cycles>
    <meta:document-statistic meta:table-count="0" meta:image-count="0" meta:object-count="0" meta:page-count="2" meta:paragraph-count="55" meta:word-count="292" meta:character-count="2296" meta:non-whitespace-character-count="1926"/>
  </office:meta>
</office:document-meta>
</file>